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4.701cm" fo:padding-top="0.201cm" fo:padding-bottom="0.201cm" fo:padding-left="0.326cm" fo:padding-right="0.32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P4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 fo:font-style="italic"/>
    </style:style>
    <style:style style:name="T3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76cm" svg:y="2.319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2" draw:text-style-name="P1" draw:layer="layout" svg:width="6.934cm" svg:height="3.606cm" svg:x="8.373cm" svg:y="3.962cm">
          <text:p text:style-name="P2"/>
        </draw:rect>
        <draw:frame draw:style-name="gr3" draw:layer="layout" svg:width="5.869cm" svg:height="1.822cm" svg:x="8.65cm" svg:y="4.797cm">
          <draw:text-box>
            <text:p text:style-name="P2"><text:s text:c="10"/>Samples</text:p>
            <text:p text:style-name="P2"><text:span text:style-name="T1"><text:s text:c="8"/></text:span><text:span text:style-name="T1">x1 = 32 bytes</text:span></text:p>
          </draw:text-box>
        </draw:frame>
        <draw:frame draw:style-name="gr4" draw:text-style-name="P3" draw:layer="layout" svg:width="7.195cm" svg:height="2.755cm" svg:x="18.939cm" svg:y="11.399cm">
          <draw:text-box>
            <text:p text:style-name="P2"><text:span text:style-name="T2"><text:s/></text:span><text:span text:style-name="T2">1600 bytes data</text:span></text:p>
            <text:p text:style-name="P2"><text:span text:style-name="T2"><text:s text:c="5"/></text:span><text:span text:style-name="T2">32 bytes overhead</text:span></text:p>
            <text:p text:style-name="P2"><text:span text:style-name="T2"/></text:p>
            <text:p text:style-name="P2"><text:span text:style-name="T2">bloat factor = 32/1632 = 2%</text:span></text:p>
          </draw:text-box>
        </draw:frame>
        <draw:frame draw:style-name="gr5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3" draw:text-style-name="P4" draw:layer="layout" svg:width="13.02cm" svg:height="1.11cm" svg:x="5.663cm" svg:y="16.863cm">
          <draw:text-box>
            <text:p text:style-name="P2"><text:span text:style-name="T3">Total bloat factor: (1664 – 1600)/1664 = 4% </text:span></text:p>
          </draw:text-box>
        </draw:frame>
        <draw:frame draw:style-name="gr6" draw:text-style-name="P2" draw:layer="layout" svg:width="5.353cm" svg:height="1.822cm" svg:x="5.26cm" svg:y="12.007cm">
          <draw:text-box>
            <text:p text:style-name="P2"><text:s text:c="4"/>double[100]</text:p>
            <text:p text:style-name="P2"><text:span text:style-name="T1"><text:s text:c="2"/></text:span><text:span text:style-name="T1">x1 = 816 bytes</text:span></text:p>
          </draw:text-box>
        </draw:frame>
        <draw:frame draw:style-name="gr4" draw:text-style-name="P3" draw:layer="layout" svg:width="5.256cm" svg:height="2.647cm" svg:x="19.181cm" svg:y="4.371cm">
          <draw:text-box>
            <text:p text:style-name="P2"><text:span text:style-name="T2"/></text:p>
            <text:p text:style-name="P2"><text:span text:style-name="T2">bloat factor = 100%</text:span></text:p>
          </draw:text-box>
        </draw:frame>
        <draw:rect draw:style-name="gr2" draw:text-style-name="P1" draw:layer="layout" svg:width="6.324cm" svg:height="4.122cm" svg:x="4.749cm" svg:y="10.803cm">
          <text:p text:style-name="P2"/>
        </draw:rect>
        <draw:rect draw:style-name="gr2" draw:text-style-name="P1" draw:layer="layout" svg:width="5.902cm" svg:height="4.204cm" svg:x="12.225cm" svg:y="10.748cm">
          <text:p text:style-name="P2"/>
        </draw:rect>
        <draw:line draw:style-name="gr7" draw:text-style-name="P1" draw:layer="layout" svg:x1="11.751cm" svg:y1="7.598cm" svg:x2="7.816cm" svg:y2="10.8cm">
          <text:p text:style-name="P2"/>
        </draw:line>
        <draw:line draw:style-name="gr7" draw:text-style-name="P1" draw:layer="layout" svg:x1="11.778cm" svg:y1="7.652cm" svg:x2="15.55cm" svg:y2="10.692cm">
          <text:p text:style-name="P2"/>
        </draw:line>
        <draw:frame draw:style-name="gr8" draw:layer="layout" svg:width="0.853cm" svg:height="0.963cm" svg:x="13.84cm" svg:y="8.304cm">
          <draw:text-box>
            <text:p text:style-name="P2">1</text:p>
          </draw:text-box>
        </draw:frame>
        <draw:frame draw:style-name="gr9" draw:text-style-name="P2" draw:layer="layout" svg:width="0.853cm" svg:height="0.963cm" svg:x="8.982cm" svg:y="8.249cm">
          <draw:text-box>
            <text:p text:style-name="P2">1</text:p>
          </draw:text-box>
        </draw:frame>
        <draw:frame draw:style-name="gr10" draw:layer="layout" svg:width="0.502cm" svg:height="1.204cm" svg:x="15.144cm" svg:y="16.771cm">
          <draw:text-box>
            <text:p text:style-name="P2"/>
          </draw:text-box>
        </draw:frame>
        <draw:frame draw:style-name="gr6" draw:text-style-name="P2" draw:layer="layout" svg:width="5.353cm" svg:height="1.822cm" svg:x="12.344cm" svg:y="11.791cm">
          <draw:text-box>
            <text:p text:style-name="P2"><text:s text:c="5"/>double[100]</text:p>
            <text:p text:style-name="P2"><text:span text:style-name="T1"><text:s text:c="2"/></text:span><text:span text:style-name="T1">x1 = 816 by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23T19:49:40</dc:date>
    <dc:language>en-US</dc:language>
    <meta:editing-cycles>19</meta:editing-cycles>
    <meta:editing-duration>P2DT6H56M40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